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673in"/>
    </style:style>
    <style:style style:name="co2" style:family="table-column">
      <style:table-column-properties fo:break-before="auto" style:column-width="5.2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<text:s/>D.S.A. SHEET FOR ABSOLUTE BEGINNERS <text:s text:c="2"/>MADE BY DR. ~SAURABH VERMA <text:s text:c="2"/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ESTIONS (MIXED)</text:p>
          </table:table-cell>
          <table:table-cell office:value-type="string" calcext:value-type="string">
            <text:p>LINKS </text:p>
          </table:table-cell>
          <table:table-cell office:value-type="string" calcext:value-type="string">
            <text:p>REMARKS</text:p>
          </table:table-cell>
          <table:table-cell/>
        </table:table-row>
        <table:table-row table:style-name="ro1">
          <table:table-cell office:value-type="string" calcext:value-type="string">
            <text:p>191. Number of 1 Bits</text:p>
          </table:table-cell>
          <table:table-cell office:value-type="string" calcext:value-type="string">
            <text:p><text:a xlink:href="https://leetcode.com/problems/number-of-1-bits/description/" xlink:type="simple">https://leetcode.com/problems/number-of-1-bits/description/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338. Counting Bits</text:p>
          </table:table-cell>
          <table:table-cell office:value-type="string" calcext:value-type="string">
            <text:p><text:a xlink:href="https://leetcode.com/problems/counting-bits/" xlink:type="simple">https://leetcode.com/problems/counting-bits/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1281. Subtract the Product and Sum of Digits of an</text:p>
          </table:table-cell>
          <table:table-cell office:value-type="string" calcext:value-type="string">
            <text:p><text:a xlink:href="https://leetcode.com/problems/subtract-the-product-and-sum-of-digits-of-an-integer/" xlink:type="simple">https://leetcode.com/problems/subtract-the-product-and-sum-of-digits-of-an-integer/</text:a></text:p>
          </table:table-cell>
          <table:table-cell table:number-columns-repeated="2"/>
        </table:table-row>
        <table:table-row table:style-name="ro1" table:number-rows-repeated="53">
          <table:table-cell table:number-columns-repeated="4"/>
        </table:table-row>
        <table:table-row table:style-name="ro1">
          <table:table-cell office:value-type="string" calcext:value-type="string">
            <text:p>QUESTIONS (BINARY TREE)</text:p>
          </table:table-cell>
          <table:table-cell office:value-type="string" calcext:value-type="string">
            <text:p>LINKS 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110. Balanced Binary Tree</text:p>
          </table:table-cell>
          <table:table-cell office:value-type="string" calcext:value-type="string">
            <text:p><text:a xlink:href="https://leetcode.com/problems/balanced-binary-tree/" xlink:type="simple">https://leetcode.com/problems/balanced-binary-tree/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4. Maximum Depth of Binary Tree</text:p>
          </table:table-cell>
          <table:table-cell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43. Diameter of Binary Tree</text:p>
            <text:p/>
          </table:table-cell>
          <table:table-cell office:value-type="string" calcext:value-type="string">
            <text:p><text:a xlink:href="https://leetcode.com/problems/diameter-of-binary-tree/" xlink:type="simple">https://leetcode.com/problems/diameter-of-binary-tree/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. Same Tree</text:p>
          </table:table-cell>
          <table:table-cell office:value-type="string" calcext:value-type="string">
            <text:p><text:a xlink:href="https://leetcode.com/problems/same-tree/" xlink:type="simple">https://leetcode.com/problems/same-tree/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 style:data-style-name="N2" text:time-value="21:01:03.7407537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7:37:04.710279419</meta:creation-date>
    <dc:date>2023-07-24T21:09:40.940445291</dc:date>
    <meta:editing-duration>PT32M12S</meta:editing-duration>
    <meta:editing-cycles>3</meta:editing-cycles>
    <meta:generator>LibreOffice/7.5.4.2$Linux_X86_64 LibreOffice_project/50$Build-2</meta:generator>
    <meta:document-statistic meta:table-count="1" meta:cell-count="24" meta:object-count="0"/>
  </office:meta>
</office:document-meta>
</file>